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 room occupancy" table:style-name="ta1">
        <table:shapes>
          <draw:frame draw:z-index="0" draw:style-name="gr1" draw:text-style-name="P1" svg:width="150.6mm" svg:height="87.72mm" svg:x="138.62mm" svg:y="0mm">
            <loext:p draw:notify-on-update-of-ranges="'Original room occupancy'.A1:'Original room occupancy'.A1 'Original room occupancy'.A2:'Original room occupancy'.A6 'Original room occupancy'.B1:'Original room occupancy'.B1 'Original room occupancy'.B2:'Original room occupancy'.B6 'Original room occupancy'.C1:'Original room occupancy'.C1 'Original room occupancy'.C2:'Original room occupancy'.C6 'Original room occupancy'.D1:'Original room occupancy'.D1 'Original room occupancy'.D2:'Original room occupancy'.D6 'Original room occupancy'.E1:'Original room occupancy'.E1 'Original room occupancy'.E2:'Original room occupancy'.E6 'Original room occupancy'.F1:'Original room occupancy'.F1 'Original room occupancy'.F2:'Original room occupancy'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38mm" svg:height="86.76mm" svg:x="138.01mm" svg:y="88.49mm">
            <loext:p draw:notify-on-update-of-ranges="'Original room occupancy'.A9:'Original room occupancy'.A9 'Original room occupancy'.A10:'Original room occupancy'.A14 'Original room occupancy'.B9:'Original room occupancy'.B9 'Original room occupancy'.B10:'Original room occupancy'.B14 'Original room occupancy'.C9:'Original room occupancy'.C9 'Original room occupancy'.C10:'Original room occupancy'.C14 'Original room occupancy'.D9:'Original room occupancy'.D9 'Original room occupancy'.D10:'Original room occupancy'.D14 'Original room occupancy'.E9:'Original room occupancy'.E9 'Original room occupancy'.E10:'Original room occupancy'.E14 'Original room occupancy'.F9:'Original room occupancy'.F9 'Original room occupancy'.F10:'Original room occupancy'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32.91mm" svg:height="81.17mm" svg:x="0mm" svg:y="70.19mm">
            <loext:p draw:notify-on-update-of-ranges="'Original room occupancy'.A17:'Original room occupancy'.A17 'Original room occupancy'.B17:'Original room occupancy'.F17 'Original room occupancy'.A18:'Original room occupancy'.A18 'Original room occupancy'.B18:'Original room occupancy'.F18 'Original room occupancy'.A19:'Original room occupancy'.A19 'Original room occupancy'.B19:'Original room occupancy'.F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5-31 July</text:p>
          </table:table-cell>
          <table:table-cell office:value-type="float" office:value="297" calcext:value-type="float">
            <text:p>297</text:p>
          </table:table-cell>
          <table:table-cell office:value-type="float" office:value="485" calcext:value-type="float">
            <text:p>485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-31 August</text:p>
          </table:table-cell>
          <table:table-cell office:value-type="float" office:value="210" calcext:value-type="float">
            <text:p>210</text:p>
          </table:table-cell>
          <table:table-cell office:value-type="float" office:value="948" calcext:value-type="float">
            <text:p>94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5-12 July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5-7 July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-13 July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n Occupanc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5-31 July</text:p>
          </table:table-cell>
          <table:table-cell office:value-type="float" office:value="1234" calcext:value-type="float">
            <text:p>1234</text:p>
          </table:table-cell>
          <table:table-cell office:value-type="float" office:value="496" calcext:value-type="float">
            <text:p>496</text:p>
          </table:table-cell>
          <table:table-cell office:value-type="float" office:value="1388" calcext:value-type="float">
            <text:p>1388</text:p>
          </table:table-cell>
          <table:table-cell office:value-type="float" office:value="1363" calcext:value-type="float">
            <text:p>1363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1-31 August</text:p>
          </table:table-cell>
          <table:table-cell office:value-type="float" office:value="791" calcext:value-type="float">
            <text:p>791</text:p>
          </table:table-cell>
          <table:table-cell office:value-type="float" office:value="603" calcext:value-type="float">
            <text:p>603</text:p>
          </table:table-cell>
          <table:table-cell office:value-type="float" office:value="987" calcext:value-type="float">
            <text:p>987</text:p>
          </table:table-cell>
          <table:table-cell office:value-type="float" office:value="1007" calcext:value-type="float">
            <text:p>100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5-12 July</text:p>
          </table:table-cell>
          <table:table-cell office:value-type="float" office:value="328" calcext:value-type="float">
            <text:p>328</text:p>
          </table:table-cell>
          <table:table-cell office:value-type="float" office:value="106" calcext:value-type="float">
            <text:p>106</text:p>
          </table:table-cell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5-7 July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6-13 July</text:p>
          </table:table-cell>
          <table:table-cell office:value-type="float" office:value="328" calcext:value-type="float">
            <text:p>328</text:p>
          </table:table-cell>
          <table:table-cell office:value-type="float" office:value="106" calcext:value-type="float">
            <text:p>106</text:p>
          </table:table-cell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kshay 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ot Occupied</text:p>
          </table:table-cell>
          <table:table-cell office:value-type="float" office:value="328" calcext:value-type="float">
            <text:p>328</text:p>
          </table:table-cell>
          <table:table-cell office:value-type="float" office:value="106" calcext:value-type="float">
            <text:p>106</text:p>
          </table:table-cell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</table:table>
      <table:table table:name="Manual room occupancy" table:style-name="ta1">
        <table:shapes>
          <draw:frame draw:z-index="0" draw:style-name="gr1" draw:text-style-name="P1" svg:width="140.57mm" svg:height="71.07mm" svg:x="149.99mm" svg:y="0mm">
            <loext:p draw:notify-on-update-of-ranges="'Manual room occupancy'.A1:'Manual room occupancy'.A1 'Manual room occupancy'.A2:'Manual room occupancy'.A6 'Manual room occupancy'.B1:'Manual room occupancy'.B1 'Manual room occupancy'.B2:'Manual room occupancy'.B6 'Manual room occupancy'.C1:'Manual room occupancy'.C1 'Manual room occupancy'.C2:'Manual room occupancy'.C6 'Manual room occupancy'.D1:'Manual room occupancy'.D1 'Manual room occupancy'.D2:'Manual room occupancy'.D6 'Manual room occupancy'.E1:'Manual room occupancy'.E1 'Manual room occupancy'.E2:'Manual room occupancy'.E6 'Manual room occupancy'.F1:'Manual room occupancy'.F1 'Manual room occupancy'.F2:'Manual room occupancy'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8.02mm" svg:height="83.54mm" svg:x="149.75mm" svg:y="72.58mm">
            <loext:p draw:notify-on-update-of-ranges="'Manual room occupancy'.A9:'Manual room occupancy'.A9 'Manual room occupancy'.A10:'Manual room occupancy'.A14 'Manual room occupancy'.B9:'Manual room occupancy'.B9 'Manual room occupancy'.B10:'Manual room occupancy'.B14 'Manual room occupancy'.C9:'Manual room occupancy'.C9 'Manual room occupancy'.C10:'Manual room occupancy'.C14 'Manual room occupancy'.D9:'Manual room occupancy'.D9 'Manual room occupancy'.D10:'Manual room occupancy'.D14 'Manual room occupancy'.E9:'Manual room occupancy'.E9 'Manual room occupancy'.E10:'Manual room occupancy'.E14 'Manual room occupancy'.F9:'Manual room occupancy'.F9 'Manual room occupancy'.F10:'Manual room occupancy'.F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5-31 July</text:p>
          </table:table-cell>
          <table:table-cell office:value-type="float" office:value="955" calcext:value-type="float">
            <text:p>955</text:p>
          </table:table-cell>
          <table:table-cell office:value-type="float" office:value="10502" calcext:value-type="float">
            <text:p>10502</text:p>
          </table:table-cell>
          <table:table-cell office:value-type="float" office:value="3420" calcext:value-type="float">
            <text:p>3420</text:p>
          </table:table-cell>
          <table:table-cell office:value-type="float" office:value="191" calcext:value-type="float">
            <text:p>191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 office:value-type="string" calcext:value-type="string">
            <text:p>1-31 August</text:p>
          </table:table-cell>
          <table:table-cell office:value-type="float" office:value="1245" calcext:value-type="float">
            <text:p>1245</text:p>
          </table:table-cell>
          <table:table-cell office:value-type="float" office:value="7902" calcext:value-type="float">
            <text:p>7902</text:p>
          </table:table-cell>
          <table:table-cell office:value-type="float" office:value="4451" calcext:value-type="float">
            <text:p>4451</text:p>
          </table:table-cell>
          <table:table-cell office:value-type="float" office:value="101" calcext:value-type="float">
            <text:p>101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string" calcext:value-type="string">
            <text:p>5-12 July</text:p>
          </table:table-cell>
          <table:table-cell office:value-type="float" office:value="164" calcext:value-type="float">
            <text:p>164</text:p>
          </table:table-cell>
          <table:table-cell office:value-type="float" office:value="2851" calcext:value-type="float">
            <text:p>2851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5-7 July</text:p>
          </table:table-cell>
          <table:table-cell office:value-type="float" office:value="126" calcext:value-type="float">
            <text:p>126</text:p>
          </table:table-cell>
          <table:table-cell office:value-type="float" office:value="1412" calcext:value-type="float">
            <text:p>1412</text:p>
          </table:table-cell>
          <table:table-cell office:value-type="float" office:value="1343" calcext:value-type="float">
            <text:p>1343</text:p>
          </table:table-cell>
          <table:table-cell office:value-type="float" office:value="10" calcext:value-type="float">
            <text:p>1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6-13 July</text:p>
          </table:table-cell>
          <table:table-cell office:value-type="float" office:value="244" calcext:value-type="float">
            <text:p>244</text:p>
          </table:table-cell>
          <table:table-cell office:value-type="float" office:value="2665" calcext:value-type="float">
            <text:p>2665</text:p>
          </table:table-cell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n Occupanc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5-31 July</text:p>
          </table:table-cell>
          <table:table-cell office:value-type="float" office:value="37925" calcext:value-type="float">
            <text:p>37925</text:p>
          </table:table-cell>
          <table:table-cell office:value-type="float" office:value="28378" calcext:value-type="float">
            <text:p>28378</text:p>
          </table:table-cell>
          <table:table-cell office:value-type="float" office:value="35460" calcext:value-type="float">
            <text:p>35460</text:p>
          </table:table-cell>
          <table:table-cell office:value-type="float" office:value="38689" calcext:value-type="float">
            <text:p>38689</text:p>
          </table:table-cell>
          <table:table-cell office:value-type="float" office:value="29105" calcext:value-type="float">
            <text:p>29105</text:p>
          </table:table-cell>
        </table:table-row>
        <table:table-row table:style-name="ro1">
          <table:table-cell office:value-type="string" calcext:value-type="string">
            <text:p>1-31 August</text:p>
          </table:table-cell>
          <table:table-cell office:value-type="float" office:value="43395" calcext:value-type="float">
            <text:p>43395</text:p>
          </table:table-cell>
          <table:table-cell office:value-type="float" office:value="36738" calcext:value-type="float">
            <text:p>36738</text:p>
          </table:table-cell>
          <table:table-cell office:value-type="float" office:value="40189" calcext:value-type="float">
            <text:p>40189</text:p>
          </table:table-cell>
          <table:table-cell office:value-type="float" office:value="44539" calcext:value-type="float">
            <text:p>44539</text:p>
          </table:table-cell>
          <table:table-cell office:value-type="float" office:value="29105" calcext:value-type="float">
            <text:p>29105</text:p>
          </table:table-cell>
        </table:table-row>
        <table:table-row table:style-name="ro1">
          <table:table-cell office:value-type="string" calcext:value-type="string">
            <text:p>5-12 July</text:p>
          </table:table-cell>
          <table:table-cell office:value-type="float" office:value="11356" calcext:value-type="float">
            <text:p>11356</text:p>
          </table:table-cell>
          <table:table-cell office:value-type="float" office:value="8669" calcext:value-type="float">
            <text:p>8669</text:p>
          </table:table-cell>
          <table:table-cell office:value-type="float" office:value="9538" calcext:value-type="float">
            <text:p>9538</text:p>
          </table:table-cell>
          <table:table-cell office:value-type="float" office:value="11510" calcext:value-type="float">
            <text:p>11510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5-7 July</text:p>
          </table:table-cell>
          <table:table-cell office:value-type="float" office:value="4194" calcext:value-type="float">
            <text:p>4194</text:p>
          </table:table-cell>
          <table:table-cell office:value-type="float" office:value="2908" calcext:value-type="float">
            <text:p>2908</text:p>
          </table:table-cell>
          <table:table-cell office:value-type="float" office:value="2977" calcext:value-type="float">
            <text:p>2977</text:p>
          </table:table-cell>
          <table:table-cell office:value-type="float" office:value="4310" calcext:value-type="float">
            <text:p>4310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6-13 July</text:p>
          </table:table-cell>
          <table:table-cell office:value-type="float" office:value="11276" calcext:value-type="float">
            <text:p>11276</text:p>
          </table:table-cell>
          <table:table-cell office:value-type="float" office:value="8855" calcext:value-type="float">
            <text:p>8855</text:p>
          </table:table-cell>
          <table:table-cell office:value-type="float" office:value="9746" calcext:value-type="float">
            <text:p>9746</text:p>
          </table:table-cell>
          <table:table-cell office:value-type="float" office:value="11510" calcext:value-type="float">
            <text:p>11510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kshay 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Store room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office:value-type="float" office:value="244" calcext:value-type="float">
            <text:p>244</text:p>
          </table:table-cell>
          <table:table-cell office:value-type="float" office:value="2665" calcext:value-type="float">
            <text:p>2665</text:p>
          </table:table-cell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Not Occupied</text:p>
          </table:table-cell>
          <table:table-cell office:value-type="float" office:value="11276" calcext:value-type="float">
            <text:p>11276</text:p>
          </table:table-cell>
          <table:table-cell office:value-type="float" office:value="8855" calcext:value-type="float">
            <text:p>8855</text:p>
          </table:table-cell>
          <table:table-cell office:value-type="float" office:value="9746" calcext:value-type="float">
            <text:p>9746</text:p>
          </table:table-cell>
          <table:table-cell office:value-type="float" office:value="11510" calcext:value-type="float">
            <text:p>11510</text:p>
          </table:table-cell>
          <table:table-cell office:value-type="float" office:value="8301" calcext:value-type="float">
            <text:p>8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8:22:41.657567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5:55:45.140207885</meta:creation-date>
    <dc:date>2016-11-30T09:13:16.934800884</dc:date>
    <meta:editing-duration>PT1H3M14S</meta:editing-duration>
    <meta:editing-cycles>13</meta:editing-cycles>
    <meta:generator>LibreOffice/5.1.4.2$Linux_X86_64 LibreOffice_project/10m0$Build-2</meta:generator>
    <meta:document-statistic meta:table-count="2" meta:cell-count="1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61cm" svg:height="8.773cm" xlink:href=".." xlink:type="simple" chart:class="chart:bar" chart:style-name="ch1">
        <chart:legend chart:legend-position="end" svg:x="12.516cm" svg:y="3.121cm" style:legend-expansion="high" chart:style-name="ch2"/>
        <chart:plot-area chart:style-name="ch3" table:cell-range-address="'Original room occupancy'.A1:'Original room occupancy'.F6" chart:data-source-has-labels="both" svg:x="1.308cm" svg:y="0.175cm" svg:width="10.907cm" svg:height="7.446cm">
          <chartooo:coordinate-region svg:x="2.329cm" svg:y="0.368cm" svg:width="9.886cm" svg:height="6.618cm"/>
          <chart:axis chart:dimension="x" chart:name="primary-x" chart:style-name="ch4" chartooo:axis-type="auto">
            <chartooo:date-scale/>
            <chart:title svg:x="5.915cm" svg:y="7.796cm" chart:style-name="ch5">
              <text:p>Date range</text:p>
            </chart:title>
            <chart:categories table:cell-range-address="'Original room occupancy'.A2:'Original room occupancy'.A6"/>
          </chart:axis>
          <chart:axis chart:dimension="y" chart:name="primary-y" chart:style-name="ch6">
            <chart:title svg:x="0.451cm" svg:y="4.869cm" chart:style-name="ch7">
              <text:p># occupancy</text:p>
            </chart:title>
            <chart:grid chart:style-name="ch8" chart:class="major"/>
          </chart:axis>
          <chart:series chart:style-name="ch9" chart:values-cell-range-address="'Original room occupancy'.B2:'Original room occupancy'.B6" chart:label-cell-address="'Original room occupancy'.B1:'Original room occupancy'.B1" chart:class="chart:bar">
            <chart:data-point chart:repeated="5"/>
          </chart:series>
          <chart:series chart:style-name="ch10" chart:values-cell-range-address="'Original room occupancy'.C2:'Original room occupancy'.C6" chart:label-cell-address="'Original room occupancy'.C1:'Original room occupancy'.C1" chart:class="chart:bar">
            <chart:data-point chart:repeated="5"/>
          </chart:series>
          <chart:series chart:style-name="ch11" chart:values-cell-range-address="'Original room occupancy'.D2:'Original room occupancy'.D6" chart:label-cell-address="'Original room occupancy'.D1:'Original room occupancy'.D1" chart:class="chart:bar">
            <chart:data-point chart:repeated="5"/>
          </chart:series>
          <chart:series chart:style-name="ch12" chart:values-cell-range-address="'Original room occupancy'.E2:'Original room occupancy'.E6" chart:label-cell-address="'Original room occupancy'.E1:'Original room occupancy'.E1" chart:class="chart:bar">
            <chart:data-point chart:repeated="5"/>
          </chart:series>
          <chart:series chart:style-name="ch13" chart:values-cell-range-address="'Original room occupancy'.F2:'Original room occupancy'.F6" chart:label-cell-address="'Original room occupancy'.F1:'Original room occupancy'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tchen</text:p>
                <draw:g>
                  <svg:desc>'Original room occupancy'.B1:'Original room occupancy'.B1</svg:desc>
                </draw:g>
              </table:table-cell>
              <table:table-cell office:value-type="string">
                <text:p>Living room</text:p>
                <draw:g>
                  <svg:desc>'Original room occupancy'.C1:'Original room occupancy'.C1</svg:desc>
                </draw:g>
              </table:table-cell>
              <table:table-cell office:value-type="string">
                <text:p>Room 1</text:p>
                <draw:g>
                  <svg:desc>'Original room occupancy'.D1:'Original room occupancy'.D1</svg:desc>
                </draw:g>
              </table:table-cell>
              <table:table-cell office:value-type="string">
                <text:p>Room 2</text:p>
                <draw:g>
                  <svg:desc>'Original room occupancy'.E1:'Original room occupancy'.E1</svg:desc>
                </draw:g>
              </table:table-cell>
              <table:table-cell office:value-type="string">
                <text:p>Store room</text:p>
                <draw:g>
                  <svg:desc>'Original room occupancy'.F1:'Original room occupancy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-31 July</text:p>
                <draw:g>
                  <svg:desc>'Original room occupancy'.A2:'Original room occupancy'.A6</svg:desc>
                </draw:g>
              </table:table-cell>
              <table:table-cell office:value-type="float" office:value="297">
                <text:p>297</text:p>
                <draw:g>
                  <svg:desc>'Original room occupancy'.B2:'Original room occupancy'.B6</svg:desc>
                </draw:g>
              </table:table-cell>
              <table:table-cell office:value-type="float" office:value="485">
                <text:p>485</text:p>
                <draw:g>
                  <svg:desc>'Original room occupancy'.C2:'Original room occupancy'.C6</svg:desc>
                </draw:g>
              </table:table-cell>
              <table:table-cell office:value-type="float" office:value="101">
                <text:p>101</text:p>
                <draw:g>
                  <svg:desc>'Original room occupancy'.D2:'Original room occupancy'.D6</svg:desc>
                </draw:g>
              </table:table-cell>
              <table:table-cell office:value-type="float" office:value="81">
                <text:p>81</text:p>
                <draw:g>
                  <svg:desc>'Original room occupancy'.E2:'Original room occupancy'.E6</svg:desc>
                </draw:g>
              </table:table-cell>
              <table:table-cell office:value-type="float" office:value="145">
                <text:p>145</text:p>
                <draw:g>
                  <svg:desc>'Original room occupancy'.F2:'Original room occupancy'.F6</svg:desc>
                </draw:g>
              </table:table-cell>
            </table:table-row>
            <table:table-row>
              <table:table-cell office:value-type="string">
                <text:p>1-31 August</text:p>
              </table:table-cell>
              <table:table-cell office:value-type="float" office:value="210">
                <text:p>210</text:p>
              </table:table-cell>
              <table:table-cell office:value-type="float" office:value="948">
                <text:p>948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-12 July</text:p>
              </table:table-cell>
              <table:table-cell office:value-type="float" office:value="34">
                <text:p>34</text:p>
              </table:table-cell>
              <table:table-cell office:value-type="float" office:value="256">
                <text:p>25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-7 July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-13 July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058cm" svg:height="7.108cm" xlink:href=".." xlink:type="simple" chart:class="chart:bar" chart:style-name="ch1">
        <chart:legend chart:legend-position="end" svg:x="11.513cm" svg:y="2.289cm" style:legend-expansion="high" chart:style-name="ch2"/>
        <chart:plot-area chart:style-name="ch3" table:cell-range-address="'Manual room occupancy'.A1:'Manual room occupancy'.F6" chart:data-source-has-labels="both" svg:x="1.288cm" svg:y="0.142cm" svg:width="9.944cm" svg:height="5.847cm">
          <chartooo:coordinate-region svg:x="2.501cm" svg:y="0.335cm" svg:width="8.731cm" svg:height="5.019cm"/>
          <chart:axis chart:dimension="x" chart:name="primary-x" chart:style-name="ch4" chartooo:axis-type="auto">
            <chartooo:date-scale/>
            <chart:title svg:x="5.414cm" svg:y="6.131cm" chart:style-name="ch5">
              <text:p>Date range</text:p>
            </chart:title>
            <chart:categories table:cell-range-address="'Manual room occupancy'.A2:'Manual room occupancy'.A6"/>
          </chart:axis>
          <chart:axis chart:dimension="y" chart:name="primary-y" chart:style-name="ch6">
            <chart:title svg:x="0.451cm" svg:y="4.036cm" chart:style-name="ch7">
              <text:p># occupancy</text:p>
            </chart:title>
            <chart:grid chart:style-name="ch8" chart:class="major"/>
          </chart:axis>
          <chart:series chart:style-name="ch9" chart:values-cell-range-address="'Manual room occupancy'.B2:'Manual room occupancy'.B6" chart:label-cell-address="'Manual room occupancy'.B1:'Manual room occupancy'.B1" chart:class="chart:bar">
            <chart:data-point chart:repeated="5"/>
          </chart:series>
          <chart:series chart:style-name="ch10" chart:values-cell-range-address="'Manual room occupancy'.C2:'Manual room occupancy'.C6" chart:label-cell-address="'Manual room occupancy'.C1:'Manual room occupancy'.C1" chart:class="chart:bar">
            <chart:data-point chart:repeated="5"/>
          </chart:series>
          <chart:series chart:style-name="ch11" chart:values-cell-range-address="'Manual room occupancy'.D2:'Manual room occupancy'.D6" chart:label-cell-address="'Manual room occupancy'.D1:'Manual room occupancy'.D1" chart:class="chart:bar">
            <chart:data-point chart:repeated="5"/>
          </chart:series>
          <chart:series chart:style-name="ch12" chart:values-cell-range-address="'Manual room occupancy'.E2:'Manual room occupancy'.E6" chart:label-cell-address="'Manual room occupancy'.E1:'Manual room occupancy'.E1" chart:class="chart:bar">
            <chart:data-point chart:repeated="5"/>
          </chart:series>
          <chart:series chart:style-name="ch13" chart:values-cell-range-address="'Manual room occupancy'.F2:'Manual room occupancy'.F6" chart:label-cell-address="'Manual room occupancy'.F1:'Manual room occupancy'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tchen</text:p>
                <draw:g>
                  <svg:desc>'Manual room occupancy'.B1:'Manual room occupancy'.B1</svg:desc>
                </draw:g>
              </table:table-cell>
              <table:table-cell office:value-type="string">
                <text:p>Living room</text:p>
                <draw:g>
                  <svg:desc>'Manual room occupancy'.C1:'Manual room occupancy'.C1</svg:desc>
                </draw:g>
              </table:table-cell>
              <table:table-cell office:value-type="string">
                <text:p>Room 1</text:p>
                <draw:g>
                  <svg:desc>'Manual room occupancy'.D1:'Manual room occupancy'.D1</svg:desc>
                </draw:g>
              </table:table-cell>
              <table:table-cell office:value-type="string">
                <text:p>Room 2</text:p>
                <draw:g>
                  <svg:desc>'Manual room occupancy'.E1:'Manual room occupancy'.E1</svg:desc>
                </draw:g>
              </table:table-cell>
              <table:table-cell office:value-type="string">
                <text:p>Store room</text:p>
                <draw:g>
                  <svg:desc>'Manual room occupancy'.F1:'Manual room occupancy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-31 July</text:p>
                <draw:g>
                  <svg:desc>'Manual room occupancy'.A2:'Manual room occupancy'.A6</svg:desc>
                </draw:g>
              </table:table-cell>
              <table:table-cell office:value-type="float" office:value="955">
                <text:p>955</text:p>
                <draw:g>
                  <svg:desc>'Manual room occupancy'.B2:'Manual room occupancy'.B6</svg:desc>
                </draw:g>
              </table:table-cell>
              <table:table-cell office:value-type="float" office:value="10502">
                <text:p>10502</text:p>
                <draw:g>
                  <svg:desc>'Manual room occupancy'.C2:'Manual room occupancy'.C6</svg:desc>
                </draw:g>
              </table:table-cell>
              <table:table-cell office:value-type="float" office:value="3420">
                <text:p>3420</text:p>
                <draw:g>
                  <svg:desc>'Manual room occupancy'.D2:'Manual room occupancy'.D6</svg:desc>
                </draw:g>
              </table:table-cell>
              <table:table-cell office:value-type="float" office:value="191">
                <text:p>191</text:p>
                <draw:g>
                  <svg:desc>'Manual room occupancy'.E2:'Manual room occupancy'.E6</svg:desc>
                </draw:g>
              </table:table-cell>
              <table:table-cell office:value-type="float" office:value="9775">
                <text:p>9775</text:p>
                <draw:g>
                  <svg:desc>'Manual room occupancy'.F2:'Manual room occupancy'.F6</svg:desc>
                </draw:g>
              </table:table-cell>
            </table:table-row>
            <table:table-row>
              <table:table-cell office:value-type="string">
                <text:p>1-31 August</text:p>
              </table:table-cell>
              <table:table-cell office:value-type="float" office:value="1245">
                <text:p>1245</text:p>
              </table:table-cell>
              <table:table-cell office:value-type="float" office:value="7902">
                <text:p>7902</text:p>
              </table:table-cell>
              <table:table-cell office:value-type="float" office:value="4451">
                <text:p>4451</text:p>
              </table:table-cell>
              <table:table-cell office:value-type="float" office:value="101">
                <text:p>101</text:p>
              </table:table-cell>
              <table:table-cell office:value-type="float" office:value="11162">
                <text:p>11162</text:p>
              </table:table-cell>
            </table:table-row>
            <table:table-row>
              <table:table-cell office:value-type="string">
                <text:p>5-12 July</text:p>
              </table:table-cell>
              <table:table-cell office:value-type="float" office:value="164">
                <text:p>164</text:p>
              </table:table-cell>
              <table:table-cell office:value-type="float" office:value="2851">
                <text:p>2851</text:p>
              </table:table-cell>
              <table:table-cell office:value-type="float" office:value="1982">
                <text:p>1982</text:p>
              </table:table-cell>
              <table:table-cell office:value-type="float" office:value="10">
                <text:p>10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5-7 July</text:p>
              </table:table-cell>
              <table:table-cell office:value-type="float" office:value="126">
                <text:p>126</text:p>
              </table:table-cell>
              <table:table-cell office:value-type="float" office:value="1412">
                <text:p>1412</text:p>
              </table:table-cell>
              <table:table-cell office:value-type="float" office:value="1343">
                <text:p>1343</text:p>
              </table:table-cell>
              <table:table-cell office:value-type="float" office:value="10">
                <text:p>1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6-13 July</text:p>
              </table:table-cell>
              <table:table-cell office:value-type="float" office:value="244">
                <text:p>244</text:p>
              </table:table-cell>
              <table:table-cell office:value-type="float" office:value="2665">
                <text:p>2665</text:p>
              </table:table-cell>
              <table:table-cell office:value-type="float" office:value="1774">
                <text:p>1774</text:p>
              </table:table-cell>
              <table:table-cell office:value-type="float" office:value="10">
                <text:p>10</text:p>
              </table:table-cell>
              <table:table-cell office:value-type="float" office:value="3219">
                <text:p>3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39cm" svg:height="8.677cm" xlink:href=".." xlink:type="simple" chart:class="chart:bar" chart:style-name="ch1">
        <chart:legend chart:legend-position="end" svg:x="12.594cm" svg:y="3.073cm" style:legend-expansion="high" chart:style-name="ch2"/>
        <chart:plot-area chart:style-name="ch3" table:cell-range-address="'Original room occupancy'.A9:'Original room occupancy'.F14" chart:data-source-has-labels="both" svg:x="1.309cm" svg:y="0.173cm" svg:width="10.983cm" svg:height="7.354cm">
          <chartooo:coordinate-region svg:x="2.33cm" svg:y="0.366cm" svg:width="9.962cm" svg:height="6.526cm"/>
          <chart:axis chart:dimension="x" chart:name="primary-x" chart:style-name="ch4" chartooo:axis-type="auto">
            <chartooo:date-scale/>
            <chart:title svg:x="5.954cm" svg:y="7.7cm" chart:style-name="ch5">
              <text:p>Date range</text:p>
            </chart:title>
            <chart:categories table:cell-range-address="'Original room occupancy'.A10:'Original room occupancy'.A14"/>
          </chart:axis>
          <chart:axis chart:dimension="y" chart:name="primary-y" chart:style-name="ch6">
            <chart:title svg:x="0.451cm" svg:y="4.821cm" chart:style-name="ch7">
              <text:p># occupancy</text:p>
            </chart:title>
            <chart:grid chart:style-name="ch8" chart:class="major"/>
          </chart:axis>
          <chart:series chart:style-name="ch9" chart:values-cell-range-address="'Original room occupancy'.B10:'Original room occupancy'.B14" chart:label-cell-address="'Original room occupancy'.B9:'Original room occupancy'.B9" chart:class="chart:bar">
            <chart:data-point chart:repeated="5"/>
          </chart:series>
          <chart:series chart:style-name="ch10" chart:values-cell-range-address="'Original room occupancy'.C10:'Original room occupancy'.C14" chart:label-cell-address="'Original room occupancy'.C9:'Original room occupancy'.C9" chart:class="chart:bar">
            <chart:data-point chart:repeated="5"/>
          </chart:series>
          <chart:series chart:style-name="ch11" chart:values-cell-range-address="'Original room occupancy'.D10:'Original room occupancy'.D14" chart:label-cell-address="'Original room occupancy'.D9:'Original room occupancy'.D9" chart:class="chart:bar">
            <chart:data-point chart:repeated="5"/>
          </chart:series>
          <chart:series chart:style-name="ch12" chart:values-cell-range-address="'Original room occupancy'.E10:'Original room occupancy'.E14" chart:label-cell-address="'Original room occupancy'.E9:'Original room occupancy'.E9" chart:class="chart:bar">
            <chart:data-point chart:repeated="5"/>
          </chart:series>
          <chart:series chart:style-name="ch13" chart:values-cell-range-address="'Original room occupancy'.F10:'Original room occupancy'.F14" chart:label-cell-address="'Original room occupancy'.F9:'Original room occupancy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tchen</text:p>
                <draw:g>
                  <svg:desc>'Original room occupancy'.B9:'Original room occupancy'.B9</svg:desc>
                </draw:g>
              </table:table-cell>
              <table:table-cell office:value-type="string">
                <text:p>Living room</text:p>
                <draw:g>
                  <svg:desc>'Original room occupancy'.C9:'Original room occupancy'.C9</svg:desc>
                </draw:g>
              </table:table-cell>
              <table:table-cell office:value-type="string">
                <text:p>Room 1</text:p>
                <draw:g>
                  <svg:desc>'Original room occupancy'.D9:'Original room occupancy'.D9</svg:desc>
                </draw:g>
              </table:table-cell>
              <table:table-cell office:value-type="string">
                <text:p>Room 2</text:p>
                <draw:g>
                  <svg:desc>'Original room occupancy'.E9:'Original room occupancy'.E9</svg:desc>
                </draw:g>
              </table:table-cell>
              <table:table-cell office:value-type="string">
                <text:p>Store room</text:p>
                <draw:g>
                  <svg:desc>'Original room occupancy'.F9:'Original room occupancy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-31 July</text:p>
                <draw:g>
                  <svg:desc>'Original room occupancy'.A10:'Original room occupancy'.A14</svg:desc>
                </draw:g>
              </table:table-cell>
              <table:table-cell office:value-type="float" office:value="1234">
                <text:p>1234</text:p>
                <draw:g>
                  <svg:desc>'Original room occupancy'.B10:'Original room occupancy'.B14</svg:desc>
                </draw:g>
              </table:table-cell>
              <table:table-cell office:value-type="float" office:value="496">
                <text:p>496</text:p>
                <draw:g>
                  <svg:desc>'Original room occupancy'.C10:'Original room occupancy'.C14</svg:desc>
                </draw:g>
              </table:table-cell>
              <table:table-cell office:value-type="float" office:value="1388">
                <text:p>1388</text:p>
                <draw:g>
                  <svg:desc>'Original room occupancy'.D10:'Original room occupancy'.D14</svg:desc>
                </draw:g>
              </table:table-cell>
              <table:table-cell office:value-type="float" office:value="1363">
                <text:p>1363</text:p>
                <draw:g>
                  <svg:desc>'Original room occupancy'.E10:'Original room occupancy'.E14</svg:desc>
                </draw:g>
              </table:table-cell>
              <table:table-cell office:value-type="float" office:value="1279">
                <text:p>1279</text:p>
                <draw:g>
                  <svg:desc>'Original room occupancy'.F10:'Original room occupancy'.F14</svg:desc>
                </draw:g>
              </table:table-cell>
            </table:table-row>
            <table:table-row>
              <table:table-cell office:value-type="string">
                <text:p>1-31 August</text:p>
              </table:table-cell>
              <table:table-cell office:value-type="float" office:value="791">
                <text:p>791</text:p>
              </table:table-cell>
              <table:table-cell office:value-type="float" office:value="603">
                <text:p>603</text:p>
              </table:table-cell>
              <table:table-cell office:value-type="float" office:value="987">
                <text:p>987</text:p>
              </table:table-cell>
              <table:table-cell office:value-type="float" office:value="1007">
                <text:p>100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-12 July</text:p>
              </table:table-cell>
              <table:table-cell office:value-type="float" office:value="328">
                <text:p>328</text:p>
              </table:table-cell>
              <table:table-cell office:value-type="float" office:value="106">
                <text:p>106</text:p>
              </table:table-cell>
              <table:table-cell office:value-type="float" office:value="337">
                <text:p>337</text:p>
              </table:table-cell>
              <table:table-cell office:value-type="float" office:value="353">
                <text:p>35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-7 July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-13 July</text:p>
              </table:table-cell>
              <table:table-cell office:value-type="float" office:value="328">
                <text:p>328</text:p>
              </table:table-cell>
              <table:table-cell office:value-type="float" office:value="106">
                <text:p>106</text:p>
              </table:table-cell>
              <table:table-cell office:value-type="float" office:value="337">
                <text:p>337</text:p>
              </table:table-cell>
              <table:table-cell office:value-type="float" office:value="353">
                <text:p>353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803cm" svg:height="8.355cm" xlink:href=".." xlink:type="simple" chart:class="chart:bar" chart:style-name="ch1">
        <chart:legend chart:legend-position="end" svg:x="11.258cm" svg:y="2.912cm" style:legend-expansion="high" chart:style-name="ch2"/>
        <chart:plot-area chart:style-name="ch3" table:cell-range-address="'Manual room occupancy'.A9:'Manual room occupancy'.F14" chart:data-source-has-labels="both" svg:x="1.283cm" svg:y="0.167cm" svg:width="9.699cm" svg:height="7.044cm">
          <chartooo:coordinate-region svg:x="2.496cm" svg:y="0.36cm" svg:width="8.486cm" svg:height="6.216cm"/>
          <chart:axis chart:dimension="x" chart:name="primary-x" chart:style-name="ch4" chartooo:axis-type="auto">
            <chartooo:date-scale/>
            <chart:title svg:x="5.286cm" svg:y="7.378cm" chart:style-name="ch5">
              <text:p>Date range</text:p>
            </chart:title>
            <chart:categories table:cell-range-address="'Manual room occupancy'.A10:'Manual room occupancy'.A14"/>
          </chart:axis>
          <chart:axis chart:dimension="y" chart:name="primary-y" chart:style-name="ch6">
            <chart:title svg:x="0.451cm" svg:y="4.66cm" chart:style-name="ch7">
              <text:p># occupancy</text:p>
            </chart:title>
            <chart:grid chart:style-name="ch8" chart:class="major"/>
          </chart:axis>
          <chart:series chart:style-name="ch9" chart:values-cell-range-address="'Manual room occupancy'.B10:'Manual room occupancy'.B14" chart:label-cell-address="'Manual room occupancy'.B9:'Manual room occupancy'.B9" chart:class="chart:bar">
            <chart:data-point chart:repeated="5"/>
          </chart:series>
          <chart:series chart:style-name="ch10" chart:values-cell-range-address="'Manual room occupancy'.C10:'Manual room occupancy'.C14" chart:label-cell-address="'Manual room occupancy'.C9:'Manual room occupancy'.C9" chart:class="chart:bar">
            <chart:data-point chart:style-name="ch11"/>
            <chart:data-point chart:repeated="4"/>
          </chart:series>
          <chart:series chart:style-name="ch12" chart:values-cell-range-address="'Manual room occupancy'.D10:'Manual room occupancy'.D14" chart:label-cell-address="'Manual room occupancy'.D9:'Manual room occupancy'.D9" chart:class="chart:bar">
            <chart:data-point chart:repeated="5"/>
          </chart:series>
          <chart:series chart:style-name="ch13" chart:values-cell-range-address="'Manual room occupancy'.E10:'Manual room occupancy'.E14" chart:label-cell-address="'Manual room occupancy'.E9:'Manual room occupancy'.E9" chart:class="chart:bar">
            <chart:data-point chart:repeated="5"/>
          </chart:series>
          <chart:series chart:style-name="ch14" chart:values-cell-range-address="'Manual room occupancy'.F10:'Manual room occupancy'.F14" chart:label-cell-address="'Manual room occupancy'.F9:'Manual room occupancy'.F9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tchen</text:p>
                <draw:g>
                  <svg:desc>'Manual room occupancy'.B9:'Manual room occupancy'.B9</svg:desc>
                </draw:g>
              </table:table-cell>
              <table:table-cell office:value-type="string">
                <text:p>Living room</text:p>
                <draw:g>
                  <svg:desc>'Manual room occupancy'.C9:'Manual room occupancy'.C9</svg:desc>
                </draw:g>
              </table:table-cell>
              <table:table-cell office:value-type="string">
                <text:p>Room 1</text:p>
                <draw:g>
                  <svg:desc>'Manual room occupancy'.D9:'Manual room occupancy'.D9</svg:desc>
                </draw:g>
              </table:table-cell>
              <table:table-cell office:value-type="string">
                <text:p>Room 2</text:p>
                <draw:g>
                  <svg:desc>'Manual room occupancy'.E9:'Manual room occupancy'.E9</svg:desc>
                </draw:g>
              </table:table-cell>
              <table:table-cell office:value-type="string">
                <text:p>Store room</text:p>
                <draw:g>
                  <svg:desc>'Manual room occupancy'.F9:'Manual room occupancy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-31 July</text:p>
                <draw:g>
                  <svg:desc>'Manual room occupancy'.A10:'Manual room occupancy'.A14</svg:desc>
                </draw:g>
              </table:table-cell>
              <table:table-cell office:value-type="float" office:value="37925">
                <text:p>37925</text:p>
                <draw:g>
                  <svg:desc>'Manual room occupancy'.B10:'Manual room occupancy'.B14</svg:desc>
                </draw:g>
              </table:table-cell>
              <table:table-cell office:value-type="float" office:value="28378">
                <text:p>28378</text:p>
                <draw:g>
                  <svg:desc>'Manual room occupancy'.C10:'Manual room occupancy'.C14</svg:desc>
                </draw:g>
              </table:table-cell>
              <table:table-cell office:value-type="float" office:value="35460">
                <text:p>35460</text:p>
                <draw:g>
                  <svg:desc>'Manual room occupancy'.D10:'Manual room occupancy'.D14</svg:desc>
                </draw:g>
              </table:table-cell>
              <table:table-cell office:value-type="float" office:value="38689">
                <text:p>38689</text:p>
                <draw:g>
                  <svg:desc>'Manual room occupancy'.E10:'Manual room occupancy'.E14</svg:desc>
                </draw:g>
              </table:table-cell>
              <table:table-cell office:value-type="float" office:value="29105">
                <text:p>29105</text:p>
                <draw:g>
                  <svg:desc>'Manual room occupancy'.F10:'Manual room occupancy'.F14</svg:desc>
                </draw:g>
              </table:table-cell>
            </table:table-row>
            <table:table-row>
              <table:table-cell office:value-type="string">
                <text:p>1-31 August</text:p>
              </table:table-cell>
              <table:table-cell office:value-type="float" office:value="43395">
                <text:p>43395</text:p>
              </table:table-cell>
              <table:table-cell office:value-type="float" office:value="36738">
                <text:p>36738</text:p>
              </table:table-cell>
              <table:table-cell office:value-type="float" office:value="40189">
                <text:p>40189</text:p>
              </table:table-cell>
              <table:table-cell office:value-type="float" office:value="44539">
                <text:p>44539</text:p>
              </table:table-cell>
              <table:table-cell office:value-type="float" office:value="29105">
                <text:p>29105</text:p>
              </table:table-cell>
            </table:table-row>
            <table:table-row>
              <table:table-cell office:value-type="string">
                <text:p>5-12 July</text:p>
              </table:table-cell>
              <table:table-cell office:value-type="float" office:value="11356">
                <text:p>11356</text:p>
              </table:table-cell>
              <table:table-cell office:value-type="float" office:value="8669">
                <text:p>8669</text:p>
              </table:table-cell>
              <table:table-cell office:value-type="float" office:value="9538">
                <text:p>9538</text:p>
              </table:table-cell>
              <table:table-cell office:value-type="float" office:value="11510">
                <text:p>11510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5-7 July</text:p>
              </table:table-cell>
              <table:table-cell office:value-type="float" office:value="4194">
                <text:p>4194</text:p>
              </table:table-cell>
              <table:table-cell office:value-type="float" office:value="2908">
                <text:p>2908</text:p>
              </table:table-cell>
              <table:table-cell office:value-type="float" office:value="2977">
                <text:p>2977</text:p>
              </table:table-cell>
              <table:table-cell office:value-type="float" office:value="4310">
                <text:p>431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6-13 July</text:p>
              </table:table-cell>
              <table:table-cell office:value-type="float" office:value="11276">
                <text:p>11276</text:p>
              </table:table-cell>
              <table:table-cell office:value-type="float" office:value="8855">
                <text:p>8855</text:p>
              </table:table-cell>
              <table:table-cell office:value-type="float" office:value="9746">
                <text:p>9746</text:p>
              </table:table-cell>
              <table:table-cell office:value-type="float" office:value="11510">
                <text:p>11510</text:p>
              </table:table-cell>
              <table:table-cell office:value-type="float" office:value="8301">
                <text:p>8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92cm" svg:height="8.118cm" xlink:href=".." xlink:type="simple" chart:class="chart:bar" chart:style-name="ch1">
        <chart:legend chart:legend-position="end" svg:x="10.44cm" svg:y="3.523cm" style:legend-expansion="high" chart:style-name="ch2"/>
        <chart:plot-area chart:style-name="ch3" table:cell-range-address="'Original room occupancy'.A17:'Original room occupancy'.F19" chart:data-source-has-labels="both" svg:x="1.272cm" svg:y="0.162cm" svg:width="8.903cm" svg:height="6.817cm">
          <chartooo:coordinate-region svg:x="2.1cm" svg:y="0.355cm" svg:width="8.025cm" svg:height="5.989cm"/>
          <chart:axis chart:dimension="x" chart:name="primary-x" chart:style-name="ch4" chartooo:axis-type="auto">
            <chartooo:date-scale/>
            <chart:title svg:x="5.242cm" svg:y="7.141cm" chart:style-name="ch5">
              <text:p>Room</text:p>
            </chart:title>
            <chart:categories table:cell-range-address="'Original room occupancy'.B17:'Original room occupancy'.F17"/>
          </chart:axis>
          <chart:axis chart:dimension="y" chart:name="primary-y" chart:style-name="ch6">
            <chart:title svg:x="0.451cm" svg:y="4.58cm" chart:style-name="ch7">
              <text:p># Occupancy</text:p>
            </chart:title>
            <chart:grid chart:style-name="ch8" chart:class="major"/>
          </chart:axis>
          <chart:series chart:style-name="ch9" chart:values-cell-range-address="'Original room occupancy'.B18:'Original room occupancy'.F18" chart:label-cell-address="'Original room occupancy'.A18:'Original room occupancy'.A18" chart:class="chart:bar">
            <chart:data-point chart:repeated="5"/>
          </chart:series>
          <chart:series chart:style-name="ch10" chart:values-cell-range-address="'Original room occupancy'.B19:'Original room occupancy'.F19" chart:label-cell-address="'Original room occupancy'.A19:'Original room occupancy'.A1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tchen</text:p>
                <draw:g>
                  <svg:desc>'Original room occupancy'.B17:'Original room occupancy'.F17</svg:desc>
                </draw:g>
              </table:table-cell>
              <table:table-cell office:value-type="string">
                <text:p>Living room</text:p>
              </table:table-cell>
              <table:table-cell office:value-type="string">
                <text:p>Room 1</text:p>
              </table:table-cell>
              <table:table-cell office:value-type="string">
                <text:p>Room 2</text:p>
              </table:table-cell>
              <table:table-cell office:value-type="string">
                <text:p>Store room</text:p>
              </table:table-cell>
            </table:table-row>
          </table:table-header-rows>
          <table:table-rows>
            <table:table-row>
              <table:table-cell office:value-type="string">
                <text:p>Occupied</text:p>
                <draw:g>
                  <svg:desc>'Original room occupancy'.A18:'Original room occupancy'.A18</svg:desc>
                </draw:g>
              </table:table-cell>
              <table:table-cell office:value-type="float" office:value="33">
                <text:p>33</text:p>
                <draw:g>
                  <svg:desc>'Original room occupancy'.B18:'Original room occupancy'.F18</svg:desc>
                </draw:g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ot Occupied</text:p>
                <draw:g>
                  <svg:desc>'Original room occupancy'.A19:'Original room occupancy'.A19</svg:desc>
                </draw:g>
              </table:table-cell>
              <table:table-cell office:value-type="float" office:value="328">
                <text:p>328</text:p>
                <draw:g>
                  <svg:desc>'Original room occupancy'.B19:'Original room occupancy'.F19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337">
                <text:p>337</text:p>
              </table:table-cell>
              <table:table-cell office:value-type="float" office:value="353">
                <text:p>353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